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p>
      </text:section>
      <text:section text:style-name="Sect_letData" text:name="Sect_letData">
        <text:p text:style-name="entry_letData_dicBody"><text:span text:style-name="headword_entry_letData_dicBody">anon</text:span><text:span text:style-name="headword..after_entry_letData_dicBody"> </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fruit, seed</text:span><text:span text:style-name="xitem-xitem_definition..before_definition_.en_sense_senses_entry_letData_dicBody"> </text:span><text:span text:style-name="xitem_.tpi_definition_.en_sense_senses_entry_letData_dicBody">pikinini bilong diwai samting</text:span><text:span text:style-name="definition..after_sense_senses_entry_letData_dicBody"> </text:span><text:span text:style-name="example_xitem_examples_sense_senses_entry_letData_dicBody">Sakom anon loḳ om hil aġa</text:span><text:span text:style-name="example..after_xitem_examples_sense_senses_entry_letData_dicBody"> </text:span><text:span text:style-name="translation_.en_translations_xitem_examples_sense_senses_entry_letData_dicBody">There is fruit on the corn so let's eat i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 </text:span><text:span text:style-name="translation_.en_translations_xitem_examples_sense_senses_entry_letData_dicBody">It has two nuts/pieces of fruit on it</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body</text:span><text:span text:style-name="xitem-xitem_definition..before_definition_.en_sense_senses_entry_letData_dicBody"> </text:span><text:span text:style-name="xitem_.tpi_definition_.en_sense_senses_entry_letData_dicBody">bodi</text:span><text:span text:style-name="definition..after_sense_senses_entry_letData_dicBody"> </text:span><text:span text:style-name="example_examples_sense_senses_entry_letData_dicBody">Hil anod nedo vesa in hil naha nos meneġadu hil</text:span><text:span text:style-name="example..after_examples_sense_senses_entry_letData_dicBody"> </text:span><text:span text:style-name="translation_.en_translations_examples_sense_senses_entry_letData_dicBody">Our bodies stay alive because we eat food and that strengthens u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item_.en_definition_.en_sense_senses_entry_letData_dicBody">true, real</text:span><text:span text:style-name="xitem-xitem_definition..before_definition_.en_sense_senses_entry_letData_dicBody"> </text:span><text:span text:style-name="xitem_.tpi_definition_.en_sense_senses_entry_letData_dicBody">tru</text:span><text:span text:style-name="definition..after_sense_senses_entry_letData_dicBody"> </text:span><text:span text:style-name="example_xitem_examples_sense_senses_entry_letData_dicBody">Nġaa pin sënë anon raḳ yoh vu ġaġek sën Mehöböp nër lo</text:span><text:span text:style-name="example..after_xitem_examples_sense_senses_entry_letData_dicBody"> </text:span><text:span text:style-name="translation_.en_translations_xitem_examples_sense_senses_entry_letData_dicBody">All these things happened according to what the Lord sai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 </text:span><text:span text:style-name="xitem_.tpi_definition_.en_sense_senses_entry_letData_dicBody">spirit/ tewel em i lusim bodi long nait long driman</text:span><text:span text:style-name="definition..after_sense_senses_entry_letData_dicBody"> </text:span><text:span text:style-name="example_examples_sense_senses_entry_letData_dicBody">Yesu nġeeḳ böpata ggökin log lëëin anon ya</text:span><text:span text:style-name="example..after_examples_sense_senses_entry_letData_dicBody"> </text:span><text:span text:style-name="translation_.en_translations_examples_sense_senses_entry_letData_dicBody">Jesus cried out loudly and released his spiri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B b</text:p>
      </text:section>
      <text:section text:style-name="Sect_letData" text:name="Sect_letData">
        <text:p text:style-name="entry_letData_dicBody"><text:span text:style-name="headword_entry_letData_dicBody">bumin</text:span><text:span text:style-name="headword..after_entry_letData_dicBody"> </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 </text:span><text:span text:style-name="xitem_.tpi_definition_.en_sense_senses_entry_letData_dicBody">sampela samting i bagarapim em</text:span><text:span text:style-name="definition..after_sense_senses_entry_letData_dicBody"> </text:span><text:span text:style-name="example_xitem_examples_sense_senses_entry_letData_dicBody">Nġaa la bumin beloḳ nedo begganġ</text:span><text:span text:style-name="example..after_xitem_examples_sense_senses_entry_letData_dicBody"> </text:span><text:span text:style-name="translation_.en_translations_xitem_examples_sense_senses_entry_letData_dicBody">Something has made him sick and he is staying in the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 </text:span><text:span text:style-name="translation_.en_translations_xitem_examples_sense_senses_entry_letData_dicBody">The (spirit from this) place made him sick</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D d</text:p>
      </text:section>
      <text:section text:style-name="Sect_letData" text:name="Sect_letData">
        <text:p text:style-name="entry_letData_dicBody"><text:span text:style-name="headword_entry_letData_dicBody">deġinengin</text:span><text:span text:style-name="headword..after_entry_letData_dicBody"> </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press down, press together, hold down, crush</text:span><text:span text:style-name="xitem-xitem_definition..before_definition_.en_sense_senses_entry_letData_dicBody"> </text:span><text:span text:style-name="span_.en_xitem_.tpi_definition_.en_sense_senses_entry_letData_dicBody">daunim</text:span><text:span text:style-name="xitem_.tpi_definition_.en_sense_senses_entry_letData_dicBody"> strong</text:span><text:span text:style-name="definition..after_sense_senses_entry_letData_dicBody"> </text:span><text:span text:style-name="example_xitem_examples_sense_senses_entry_letData_dicBody">Deġinengin bahë pesuv</text:span><text:span text:style-name="example..after_xitem_examples_sense_senses_entry_letData_dicBody"> </text:span><text:span text:style-name="translation_.en_translations_xitem_examples_sense_senses_entry_letData_dicBody">It crushed him and his insides spurted ou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 </text:span><text:span text:style-name="translation_.en_translations_xitem_examples_sense_senses_entry_letData_dicBody">The house collapsed and squashed the pig</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oppress, burden, persecute</text:span><text:span text:style-name="xitem-xitem_definition..before_definition_.en_sense_senses_entry_letData_dicBody"> </text:span><text:span text:style-name="xitem_.tpi_definition_.en_sense_senses_entry_letData_dicBody">givim hevi long</text:span><text:span text:style-name="definition..after_sense_senses_entry_letData_dicBody"> </text:span><text:span text:style-name="example_examples_sense_senses_entry_letData_dicBody">Su rëḳ dedeġinengin nġaa maggin jaḳ sa rë</text:span><text:span text:style-name="example..after_examples_sense_senses_entry_letData_dicBody"> </text:span><text:span text:style-name="translation_.en_translations_examples_sense_senses_entry_letData_dicBody">They won't persecute me</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G g</text:p>
      </text:section>
      <text:section text:style-name="Sect_letData" text:name="Sect_letData">
        <text:p text:style-name="entry_letData_dicBody"><text:span text:style-name="headword_entry_letData_dicBody">gelöġin</text:span><text:span text:style-name="headword..after_entry_letData_dicBody"> </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scrape, to rub off-as of skin</text:span><text:span text:style-name="xitem-xitem_definition..before_definition_.en_sense_senses_entry_letData_dicBody"> </text:span><text:span text:style-name="xitem_.tpi_definition_.en_sense_senses_entry_letData_dicBody">skrapim skin</text:span><text:span text:style-name="definition..after_sense_senses_entry_letData_dicBody"> </text:span><text:span text:style-name="example_xitem_examples_sense_senses_entry_letData_dicBody">Gelöġin seḳë raḳ ḳele nyë</text:span><text:span text:style-name="example..after_xitem_examples_sense_senses_entry_letData_dicBody"> </text:span><text:span text:style-name="translation_.en_translations_xitem_examples_sense_senses_entry_letData_dicBody">He scraped his arm on the projection from the tre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 </text:span><text:span text:style-name="translation_.en_translations_xitem_examples_sense_senses_entry_letData_dicBody">I scraped my elbow on a ston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 </text:span><text:span text:style-name="translation_.en_translations_xitem_examples_sense_senses_entry_letData_dicBody">She scratched his eye out with her fingers</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remove-as of clothing etc</text:span><text:span text:style-name="xitem-xitem_definition..before_definition_.en_sense_senses_entry_letData_dicBody">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 </text:span><text:span text:style-name="example_examples_sense_senses_entry_letData_dicBody">Gelöġin trases geya neripek</text:span><text:span text:style-name="example..after_examples_sense_senses_entry_letData_dicBody"> </text:span><text:span text:style-name="translation_.en_translations_examples_sense_senses_entry_letData_dicBody">He took his trousers and went to wash</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gëpin</text:span><text:span text:style-name="headword..after_entry_letData_dicBody"> </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item_.en_definition_.en_sense_senses_entry_letData_dicBody">be sorry for, to pity, to express a wish that something won't happen</text:span><text:span text:style-name="xitem-xitem_definition..before_definition_.en_sense_senses_entry_letData_dicBody"> </text:span><text:span text:style-name="span_.en_xitem_.tpi_definition_.en_sense_senses_entry_letData_dicBody">sori long</text:span><text:span text:style-name="xitem_.tpi_definition_.en_sense_senses_entry_letData_dicBody"> em</text:span><text:span text:style-name="definition..after_sense_senses_entry_letData_dicBody"> </text:span><text:span text:style-name="example_examples_sense_senses_entry_letData_dicBody">Rëḳ mu gëpin mehö sën rëḳ nanër Mehönon Nalu ranġah vu alam bedengis yi</text:span><text:span text:style-name="example..after_examples_sense_senses_entry_letData_dicBody"> </text:span><text:span text:style-name="translation_.en_translations_examples_sense_senses_entry_letData_dicBody">But pity the person who betrays the Son of Man to death</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gujeng</text:span><text:span text:style-name="headword..after_entry_letData_dicBody"> </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 </text:span><text:span text:style-name="span_.en_xitem_.tpi_definition_.en_sense_senses_entry_letData_dicBody">l</text:span><text:span text:style-name="xitem_.tpi_definition_.en_sense_senses_entry_letData_dicBody">usim haus</text:span><text:span text:style-name="definition..after_sense_senses_entry_letData_dicBody"> </text:span><text:span text:style-name="example_xitem_examples_sense_senses_entry_letData_dicBody">Gujeng ya begganġ mewis</text:span><text:span text:style-name="example..after_xitem_examples_sense_senses_entry_letData_dicBody"> </text:span><text:span text:style-name="translation_.en_translations_xitem_examples_sense_senses_entry_letData_dicBody">He finished staying here and went on to another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 </text:span><text:span text:style-name="translation_.en_translations_xitem_examples_sense_senses_entry_letData_dicBody">They slept there and then went back</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 </text:span><text:span text:style-name="translation_.en_translations_xitem_examples_sense_senses_entry_letData_dicBody">I went and lived in Lae for a while and then I came back</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H h</text:p>
      </text:section>
      <text:section text:style-name="Sect_letData" text:name="Sect_letData">
        <text:p text:style-name="entry_letData_dicBody"><text:span text:style-name="headword_entry_letData_dicBody">huh yi</text:span><text:span text:style-name="headword..after_entry_letData_dicBody"> </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 </text:span><text:span text:style-name="partofspeech_.en_grammaticalinfo_sense_senses_entry_letData_dicBody">Class2</text:span><text:span text:style-name="partofspeech..after_grammaticalinfo_sense_senses_entry_letData_dicBody"> </text:span><text:span text:style-name="grammaticalinfo..after_sense_senses_entry_letData_dicBody"/><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 </text:span><text:span text:style-name="xitem_.tpi_definition_.en_sense_senses_entry_letData_dicBody">sindaun isi</text:span><text:span text:style-name="definition..after_sense_senses_entry_letData_dicBody"> </text:span><text:span text:style-name="example_examples_sense_senses_entry_letData_dicBody">Ham huh ham geham su vonġ baar rë</text:span><text:span text:style-name="example..after_examples_sense_senses_entry_letData_dicBody"> </text:span><text:span text:style-name="translation_.en_translations_examples_sense_senses_entry_letData_dicBody">You held back and didn't play football</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J j</text:p>
      </text:section>
      <text:section text:style-name="Sect_letData" text:name="Sect_letData">
        <text:p text:style-name="entry_letData_dicBody"><text:span text:style-name="headword_entry_letData_dicBody">jij</text:span><text:span text:style-name="headword..after_entry_letData_dicBody"> </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entreat, entice, persuade, urge, tempt, seduce; to cause someone to do something they hadn't intended</text:span><text:span text:style-name="xitem-xitem_definition..before_definition_.en_sense_senses_entry_letData_dicBody"> </text:span><text:span text:style-name="span_.en_xitem_.tpi_definition_.en_sense_senses_entry_letData_dicBody">hariapim</text:span><text:span text:style-name="definition..after_sense_senses_entry_letData_dicBody"> </text:span><text:span text:style-name="example_xitem_examples_sense_senses_entry_letData_dicBody">Pesooḳ jij sa</text:span><text:span text:style-name="example..after_xitem_examples_sense_senses_entry_letData_dicBody"> </text:span><text:span text:style-name="translation_.en_translations_xitem_examples_sense_senses_entry_letData_dicBody">I had the hiccups</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 </text:span><text:span text:style-name="translation_.en_translations_xitem_examples_sense_senses_entry_letData_dicBody">He urged them to go quickl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 </text:span><text:span text:style-name="translation_.en_translations_xitem_examples_sense_senses_entry_letData_dicBody">I didn't say we would go, but he urged me to</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K k</text:p>
      </text:section>
      <text:section text:style-name="Sect_letData" text:name="Sect_letData">
        <text:p text:style-name="entry_letData_dicBody"><text:span text:style-name="headword_entry_letData_dicBody">ketiv</text:span><text:span text:style-name="headword..after_entry_letData_dicBody"> </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 </text:span><text:span text:style-name="partofspeech_.en_grammaticalinfo_sense_senses_entry_letData_dicBody">noun(al)</text:span><text:span text:style-name="partofspeech..after_grammaticalinfo_sense_senses_entry_letData_dicBody"> </text:span><text:span text:style-name="grammaticalinfo..after_sense_senses_entry_letData_dicBody"/><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 </text:span><text:span text:style-name="xitem_.tpi_definition_.en_sense_senses_entry_letData_dicBody">banisim pis</text:span><text:span text:style-name="definition..after_sense_senses_entry_letData_dicBody"> </text:span><text:span text:style-name="example_examples_sense_senses_entry_letData_dicBody">Deketiv bël vaha in bë ġël jaḳ vu gedengis</text:span><text:span text:style-name="example..after_examples_sense_senses_entry_letData_dicBody"> </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Ḳ ḳ</text:p>
      </text:section>
      <text:section text:style-name="Sect_letData" text:name="Sect_letData">
        <text:p text:style-name="entry_letData_dicBody"><text:span text:style-name="headword_entry_letData_dicBody">ḳunġin</text:span><text:span text:style-name="headword..after_entry_letData_dicBody"> </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 </text:span><text:span text:style-name="xitem_.tpi_definition_.en_sense_senses_entry_letData_dicBody">bekim singaut</text:span><text:span text:style-name="definition..after_sense_senses_entry_letData_dicBody"> </text:span><text:span text:style-name="example_xitem_examples_sense_senses_entry_letData_dicBody">Tahi ya geḳunġin ving</text:span><text:span text:style-name="example..after_xitem_examples_sense_senses_entry_letData_dicBody"> </text:span><text:span text:style-name="translation_.en_translations_xitem_examples_sense_senses_entry_letData_dicBody">He called out the message and marked the end of it too</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 </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L l</text:p>
      </text:section>
      <text:section text:style-name="Sect_letData" text:name="Sect_letData">
        <text:p text:style-name="entry_letData_dicBody"><text:span text:style-name="headword_entry_letData_dicBody">lem</text:span><text:span text:style-name="headword..after_entry_letData_dicBody"> </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 </text:span><text:span text:style-name="xitem_.tpi_definition_.en_sense_senses_entry_letData_dicBody">singautim ol dok, pik, kakaruk, samting</text:span><text:span text:style-name="definition..after_sense_senses_entry_letData_dicBody"> </text:span><text:span text:style-name="example_xitem_examples_sense_senses_entry_letData_dicBody">Alam-reggu-yi dëlem anöö vu vos</text:span><text:span text:style-name="example..after_xitem_examples_sense_senses_entry_letData_dicBody"> </text:span><text:span text:style-name="translation_.en_translations_xitem_examples_sense_senses_entry_letData_dicBody">Hunters call their dogs in the bush</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 </text:span><text:span text:style-name="translation_.en_translations_xitem_examples_sense_senses_entry_letData_dicBody">She called the pigs and they came and ate</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lööin</text:span><text:span text:style-name="headword..after_entry_letData_dicBody"> </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item_.en_definition_.en_sense_senses_entry_letData_dicBody">sway about</text:span><text:span text:style-name="xitem-xitem_definition..before_definition_.en_sense_senses_entry_letData_dicBody"> </text:span><text:span text:style-name="span_.en_xitem_.tpi_definition_.en_sense_senses_entry_letData_dicBody">muv i go i kam</text:span><text:span text:style-name="definition..after_sense_senses_entry_letData_dicBody"> </text:span><text:span text:style-name="example_examples_sense_senses_entry_letData_dicBody">Löv adingseḳë om lööin</text:span><text:span text:style-name="example..after_examples_sense_senses_entry_letData_dicBody"> </text:span><text:span text:style-name="translation_.en_translations_examples_sense_senses_entry_letData_dicBody">The sugarcane is very long so it is swaying abou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M m</text:p>
      </text:section>
      <text:section text:style-name="Sect_letData" text:name="Sect_letData">
        <text:p text:style-name="entry_letData_dicBody"><text:span text:style-name="headword_entry_letData_dicBody">menġë</text:span><text:span text:style-name="headword..after_entry_letData_dicBody"> </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furry, having a furry taste-as betelnut or green bananas</text:span><text:span text:style-name="xitem-xitem_definition..before_definition_.en_sense_senses_entry_letData_dicBody">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 </text:span><text:span text:style-name="example_xitem_examples_sense_senses_entry_letData_dicBody">Menġë vaḳu avi</text:span><text:span text:style-name="example..after_xitem_examples_sense_senses_entry_letData_dicBody"> </text:span><text:span text:style-name="translation_.en_translations_xitem_examples_sense_senses_entry_letData_dicBody">Her mouth went all furr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 </text:span><text:span text:style-name="translation_.en_translations_xitem_examples_sense_senses_entry_letData_dicBody">The betel nut upset his stomach</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 </text:span><text:span text:style-name="translation_.en_translations_xitem_examples_sense_senses_entry_letData_dicBody">The bananas weren't really ripe so they had a furry taste</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N n</text:p>
      </text:section>
      <text:section text:style-name="Sect_letData" text:name="Sect_letData">
        <text:p text:style-name="entry_letData_dicBody"><text:span text:style-name="headword_entry_letData_dicBody">nare</text:span><text:span text:style-name="headword..after_entry_letData_dicBody"> </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 </text:span><text:span text:style-name="xitem_.tpi_definition_.en_sense_senses_entry_letData_dicBody">sanap i stap</text:span><text:span text:style-name="definition..after_sense_senses_entry_letData_dicBody"> </text:span><text:span text:style-name="example_examples_sense_senses_entry_letData_dicBody">Nare raḳ ḳedu getahi ḳööḳ ya ahu</text:span><text:span text:style-name="example..after_examples_sense_senses_entry_letData_dicBody"> </text:span><text:span text:style-name="translation_.en_translations_examples_sense_senses_entry_letData_dicBody">He was standing on the mountain and called a message down below</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nema</text:span><text:span text:style-name="headword..after_entry_letData_dicBody"> </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item_.en_definition_.en_sense_senses_entry_letData_dicBody">hand</text:span><text:span text:style-name="xitem-xitem_definition..before_definition_.en_sense_senses_entry_letData_dicBody"> </text:span><text:span text:style-name="xitem_.tpi_definition_.en_sense_senses_entry_letData_dicBody">han</text:span><text:span text:style-name="definition..after_sense_senses_entry_letData_dicBody"> </text:span><text:span text:style-name="example_xitem_examples_sense_senses_entry_letData_dicBody">Nema keyëh loḳ masin</text:span><text:span text:style-name="example..after_xitem_examples_sense_senses_entry_letData_dicBody"> </text:span><text:span text:style-name="translation_.en_translations_xitem_examples_sense_senses_entry_letData_dicBody">His arm broke in the machin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 </text:span><text:span text:style-name="translation_.en_translations_xitem_examples_sense_senses_entry_letData_dicBody">The dog bit her ha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 </text:span><text:span text:style-name="translation_.en_translations_xitem_examples_sense_senses_entry_letData_dicBody">That person held my ha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 </text:span><text:span text:style-name="translation_.en_translations_xitem_examples_sense_senses_entry_letData_dicBody">He is still alive (in one piece), so he'll be back (to take reveng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item_.en_definition_.en_sense_senses_entry_letData_dicBody">The forearm as far as the elbow</text:span><text:span text:style-name="xitem-xitem_definition..before_definition_.en_sense_senses_entry_letData_dicBody"> </text:span><text:span text:style-name="xitem_.tpi_definition_.en_sense_senses_entry_letData_dicBody">han</text:span><text:span text:style-name="definition..after_sense_senses_entry_letData_dicBody"> </text:span><text:span text:style-name="example_examples_sense_senses_entry_letData_dicBody">Desis nema raḳ beġo lom seḳë keyëh</text:span><text:span text:style-name="example..after_examples_sense_senses_entry_letData_dicBody"> </text:span><text:span text:style-name="translation_.en_translations_examples_sense_senses_entry_letData_dicBody">They hit is forearm with the club and the bone broke</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item_.en_definition_.en_sense_senses_entry_letData_dicBody">the forefoot of four footed animals</text:span><text:span text:style-name="xitem-xitem_definition..before_definition_.en_sense_senses_entry_letData_dicBody"> </text:span><text:span text:style-name="xitem_.tpi_definition_.en_sense_senses_entry_letData_dicBody">han bilong ol abus samting</text:span><text:span text:style-name="definition..after_sense_senses_entry_letData_dicBody"> </text:span><text:span text:style-name="example_examples_sense_senses_entry_letData_dicBody">Bööḳ vës söv lob nema keyëh</text:span><text:span text:style-name="example..after_examples_sense_senses_entry_letData_dicBody"> </text:span><text:span text:style-name="translation_.en_translations_examples_sense_senses_entry_letData_dicBody">The pig fell into a hole and broke its front leg(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span_.tpi_xitem_.en_definition_.en_sense_senses_entry_letData_dicBody">branch, of trees, etc.</text:span><text:span text:style-name="xitem-xitem_definition..before_definition_.en_sense_senses_entry_letData_dicBody"> </text:span><text:span text:style-name="xitem_.tpi_definition_.en_sense_senses_entry_letData_dicBody">han diewai</text:span><text:span text:style-name="definition..after_sense_senses_entry_letData_dicBody"> </text:span><text:span text:style-name="example_examples_sense_senses_entry_letData_dicBody">Ḳele nerig menevasuh nema nġahi nġahi</text:span><text:span text:style-name="example..after_examples_sense_senses_entry_letData_dicBody"> </text:span><text:span text:style-name="translation_.en_translations_examples_sense_senses_entry_letData_dicBody">The tree grew and divided into many branche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item_.en_definition_.en_sense_senses_entry_letData_dicBody">handle of tools, utensils, etc</text:span><text:span text:style-name="xitem-xitem_definition..before_definition_.en_sense_senses_entry_letData_dicBody"> </text:span><text:span text:style-name="xitem_.tpi_definition_.en_sense_senses_entry_letData_dicBody">handel</text:span><text:span text:style-name="definition..after_sense_senses_entry_letData_dicBody"> </text:span><text:span text:style-name="example_examples_sense_senses_entry_letData_dicBody">Devo dëġ nema vër gedetunġ dëġ raḳ ya nengwah</text:span><text:span text:style-name="example..after_examples_sense_senses_entry_letData_dicBody"> </text:span><text:span text:style-name="translation_.en_translations_examples_sense_senses_entry_letData_dicBody">They took the saucepan's handle off and put the saucepan on the fire</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Ny ny</text:p>
      </text:section>
      <text:section text:style-name="Sect_letData" text:name="Sect_letData">
        <text:p text:style-name="entry_letData_dicBody"><text:span text:style-name="headword_entry_letData_dicBody">nyë</text:span><text:span text:style-name="headword..after_entry_letData_dicBody"> </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chin</text:span><text:span text:style-name="xitem-xitem_definition..before_definition_.en_sense_senses_entry_letData_dicBody"> </text:span><text:span text:style-name="xitem_.tpi_definition_.en_sense_senses_entry_letData_dicBody">wasket</text:span><text:span text:style-name="definition..after_sense_senses_entry_letData_dicBody"> </text:span><text:span text:style-name="example_examples_sense_senses_entry_letData_dicBody">Sa kër nyëġ gwëbeng</text:span><text:span text:style-name="example..after_examples_sense_senses_entry_letData_dicBody"> </text:span><text:span text:style-name="translation_.en_translations_examples_sense_senses_entry_letData_dicBody">I shaved this morn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beginning, first</text:span><text:span text:style-name="xitem-xitem_definition..before_definition_.en_sense_senses_entry_letData_dicBody"> </text:span><text:span text:style-name="xitem_.tpi_definition_.en_sense_senses_entry_letData_dicBody">stat</text:span><text:span text:style-name="definition..after_sense_senses_entry_letData_dicBody"> </text:span><text:span text:style-name="example_examples_sense_senses_entry_letData_dicBody">Yö verup ya nedo ya nyë</text:span><text:span text:style-name="example..after_examples_sense_senses_entry_letData_dicBody"> </text:span><text:span text:style-name="translation_.en_translations_examples_sense_senses_entry_letData_dicBody">He arrived first (and the others (presumably) would come later)</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item_.en_definition_.en_sense_senses_entry_letData_dicBody">edge, corner</text:span><text:span text:style-name="xitem-xitem_definition..before_definition_.en_sense_senses_entry_letData_dicBody"> </text:span><text:span text:style-name="xitem_.tpi_definition_.en_sense_senses_entry_letData_dicBody">arere</text:span><text:span text:style-name="definition..after_sense_senses_entry_letData_dicBody"> </text:span><text:span text:style-name="example_xitem_examples_sense_senses_entry_letData_dicBody">Ya nare ya begganġ nyë</text:span><text:span text:style-name="example..after_xitem_examples_sense_senses_entry_letData_dicBody"> </text:span><text:span text:style-name="translation_.en_translations_xitem_examples_sense_senses_entry_letData_dicBody">He went and stood by the corner of the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 </text:span><text:span text:style-name="translation_.en_translations_xitem_examples_sense_senses_entry_letData_dicBody">The edge broke on a ston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 </text:span><text:span text:style-name="xitem_.tpi_definition_.en_sense_senses_entry_letData_dicBody">mak i stap long skin</text:span><text:span text:style-name="definition..after_sense_senses_entry_letData_dicBody"> </text:span><text:span text:style-name="example_examples_sense_senses_entry_letData_dicBody">Degelu Jaroom atov wirek om sën dënër yi bë Ḳele-nyë</text:span><text:span text:style-name="example..after_examples_sense_senses_entry_letData_dicBody"> </text:span><text:span text:style-name="translation_.en_translations_examples_sense_senses_entry_letData_dicBody">They speared Jaroom before so they called him "spear-scar"</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P p</text:p>
      </text:section>
      <text:section text:style-name="Sect_letData" text:name="Sect_letData">
        <text:p text:style-name="entry_letData_dicBody"><text:span text:style-name="headword_entry_letData_dicBody">pediiin</text:span><text:span text:style-name="headword..after_entry_letData_dicBody"> </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bounce, ricochet</text:span><text:span text:style-name="xitem-xitem_definition..before_definition_.en_sense_senses_entry_letData_dicBody"> </text:span><text:span text:style-name="xitem_.tpi_definition_.en_sense_senses_entry_letData_dicBody">kalap i go</text:span><text:span text:style-name="definition..after_sense_senses_entry_letData_dicBody"> </text:span><text:span text:style-name="example_xitem_examples_sense_senses_entry_letData_dicBody">Pediiin raḳ geya vavunë rot</text:span><text:span text:style-name="example..after_xitem_examples_sense_senses_entry_letData_dicBody"> </text:span><text:span text:style-name="translation_.en_translations_xitem_examples_sense_senses_entry_letData_dicBody">It bounced off and went way up in the air</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 </text:span><text:span text:style-name="translation_.en_translations_xitem_examples_sense_senses_entry_letData_dicBody">He kicked the ball and it ricocheted off into the bush</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 </text:span><text:span text:style-name="xitem_.tpi_definition_.en_sense_senses_entry_letData_dicBody">pasin bilong helpim meri long bai i gat bel</text:span><text:span text:style-name="definition..after_sense_senses_entry_letData_dicBody"> </text:span><text:span text:style-name="example_examples_sense_senses_entry_letData_dicBody">Avëh sën raḳ regga rëḳ nalu ma genare hus ading loḳ depediiin lob nalu loḳ</text:span><text:span text:style-name="example..after_examples_sense_senses_entry_letData_dicBody"> </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pepelin</text:span><text:span text:style-name="headword..after_entry_letData_dicBody"> </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 </text:span><text:span text:style-name="xitem_.tpi_definition_.en_sense_senses_entry_letData_dicBody">katim hapsait pinis orait katim hapsait antap liklik bilong bruk</text:span><text:span text:style-name="definition..after_sense_senses_entry_letData_dicBody"> </text:span><text:span text:style-name="example_examples_sense_senses_entry_letData_dicBody">Vuv ḳele ggovek log yah pepelin ḳele ggëp vahi lob keyëh</text:span><text:span text:style-name="example..after_examples_sense_senses_entry_letData_dicBody"> </text:span><text:span text:style-name="translation_.en_translations_examples_sense_senses_entry_letData_dicBody">He cut into the tree then cut into the other side and it fell</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piv</text:span><text:span text:style-name="headword..after_entry_letData_dicBody"> </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 </text:span><text:span text:style-name="xitem_.tpi_definition_.en_sense_senses_entry_letData_dicBody">spia kisim</text:span><text:span text:style-name="definition..after_sense_senses_entry_letData_dicBody"> </text:span><text:span text:style-name="example_xitem_examples_sense_senses_entry_letData_dicBody">Gelu ḳapii lom piv meraḳ nedo</text:span><text:span text:style-name="example..after_xitem_examples_sense_senses_entry_letData_dicBody"> </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 </text:span><text:span text:style-name="translation_.en_translations_xitem_examples_sense_senses_entry_letData_dicBody">He shot the bird and hit it</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 </text:span><text:span text:style-name="xitem_.tpi_definition_.en_sense_senses_entry_letData_dicBody">karim long baksait</text:span><text:span text:style-name="definition..after_sense_senses_entry_letData_dicBody"> </text:span><text:span text:style-name="example_examples_sense_senses_entry_letData_dicBody">Sepiv nġaa nġahiseḳë medu sa rot</text:span><text:span text:style-name="example..after_examples_sense_senses_entry_letData_dicBody"> </text:span><text:span text:style-name="translation_.en_translations_examples_sense_senses_entry_letData_dicBody">I carried lots of things on my back and they weighed me down</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R r</text:p>
      </text:section>
      <text:section text:style-name="Sect_letData" text:name="Sect_letData">
        <text:p text:style-name="entry_letData_dicBody"><text:span text:style-name="headword_entry_letData_dicBody">rehöö</text:span><text:span text:style-name="headword..after_entry_letData_dicBody"> </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overcome by water or smoke, overwhelm</text:span><text:span text:style-name="xitem-xitem_definition..before_definition_.en_sense_senses_entry_letData_dicBody"> </text:span><text:span text:style-name="span_.en_xitem_.tpi_definition_.en_sense_senses_entry_letData_dicBody">wara </text:span><text:span text:style-name="xitem_.tpi_definition_.en_sense_senses_entry_letData_dicBody">karamapim</text:span><text:span text:style-name="definition..after_sense_senses_entry_letData_dicBody"> </text:span><text:span text:style-name="example_examples_sense_senses_entry_letData_dicBody">Bël rehöö mehöti mediiḳ</text:span><text:span text:style-name="example..after_examples_sense_senses_entry_letData_dicBody"> </text:span><text:span text:style-name="translation_.en_translations_examples_sense_senses_entry_letData_dicBody">The waters covered someone and he died</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shout, argue with a loud inarticulate noise so as not to be able to hear anyone else</text:span><text:span text:style-name="xitem-xitem_definition..before_definition_.en_sense_senses_entry_letData_dicBody">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 </text:span><text:span text:style-name="translation_.en_translations_xitem_examples_sense_senses_entry_letData_dicBody">He made such a noise he didn't hear what they sai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 </text:span><text:span text:style-name="translation_.en_translations_xitem_examples_sense_senses_entry_letData_dicBody">They argued loudly (without hearing what each other was saying)</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rohin</text:span><text:span text:style-name="headword..after_entry_letData_dicBody"> </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 </text:span><text:span text:style-name="span_.en_xitem_.tpi_definition_.en_sense_senses_entry_letData_dicBody">apim na planim i go daun long graun</text:span><text:span text:style-name="definition..after_sense_senses_entry_letData_dicBody"> </text:span><text:span text:style-name="example_xitem_examples_sense_senses_entry_letData_dicBody">Rohin riing luḳ ya dob</text:span><text:span text:style-name="example..after_xitem_examples_sense_senses_entry_letData_dicBody"> </text:span><text:span text:style-name="translation_.en_translations_xitem_examples_sense_senses_entry_letData_dicBody">He thrust the yam stake into the gr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 </text:span><text:span text:style-name="translation_.en_translations_xitem_examples_sense_senses_entry_letData_dicBody">We thrust the stays into the ground so we could make the fenc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 </text:span><text:span text:style-name="translation_.en_translations_xitem_examples_sense_senses_entry_letData_dicBody">He stood a long way off and speared the pig</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röp</text:span><text:span text:style-name="headword..after_entry_letData_dicBody"> </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don, put on-of clothes, shoes, etc, insert, poke through</text:span><text:span text:style-name="xitem-xitem_definition..before_definition_.en_sense_senses_entry_letData_dicBody"> </text:span><text:span text:style-name="xitem_.tpi_definition_.en_sense_senses_entry_letData_dicBody">putim, subim-olsem putim trausis, siot, samting</text:span><text:span text:style-name="definition..after_sense_senses_entry_letData_dicBody"> </text:span><text:span text:style-name="example_examples_sense_senses_entry_letData_dicBody">Röp tarasis</text:span><text:span text:style-name="example..after_examples_sense_senses_entry_letData_dicBody"> </text:span><text:span text:style-name="translation_.en_translations_examples_sense_senses_entry_letData_dicBody">He put on his trouser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definition_.en_sense_senses_entry_letData_dicBody">go straight, direct</text:span><text:span text:style-name="definition..after_sense_senses_entry_letData_dicBody"> </text:span><text:span text:style-name="example_examples_sense_senses_entry_letData_dicBody">Bengovek röp meya ahu</text:span><text:span text:style-name="example..after_examples_sense_senses_entry_letData_dicBody"> </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definition_.en_sense_senses_entry_letData_dicBody">to come empty-handed-not carrying anything</text:span><text:span text:style-name="definition..after_sense_senses_entry_letData_dicBody"> </text:span><text:span text:style-name="example_examples_sense_senses_entry_letData_dicBody">Röp yi gesu ḳo nġaa ti rë</text:span><text:span text:style-name="example..after_examples_sense_senses_entry_letData_dicBody"> </text:span><text:span text:style-name="translation_.en_translations_examples_sense_senses_entry_letData_dicBody">He came without bringing anyth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 </text:span><text:span text:style-name="example_examples_sense_senses_entry_letData_dicBody">Seröp paëp loḳ ya apel ayo</text:span><text:span text:style-name="example..after_examples_sense_senses_entry_letData_dicBody"> </text:span><text:span text:style-name="translation_.en_translations_examples_sense_senses_entry_letData_dicBody">I slipped the knife into a bamboo (so it wouldn't cut anyon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rörin</text:span><text:span text:style-name="headword..after_entry_letData_dicBody"> </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stretch out, extend</text:span><text:span text:style-name="xitem-xitem_definition..before_definition_.en_sense_senses_entry_letData_dicBody"> </text:span><text:span text:style-name="xitem_.tpi_definition_.en_sense_senses_entry_letData_dicBody">putim, slipim</text:span><text:span text:style-name="definition..after_sense_senses_entry_letData_dicBody"> </text:span><text:span text:style-name="example_examples_sense_senses_entry_letData_dicBody">Rörin vaha ggök ya vavunë</text:span><text:span text:style-name="example..after_examples_sense_senses_entry_letData_dicBody"> </text:span><text:span text:style-name="translation_.en_translations_examples_sense_senses_entry_letData_dicBody">He stretched his leg out on top (of it)</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 </text:span><text:span text:style-name="xitem_.tpi_definition_.en_sense_senses_entry_letData_dicBody">slipim antap</text:span><text:span text:style-name="definition..after_sense_senses_entry_letData_dicBody"> </text:span><text:span text:style-name="example_examples_sense_senses_entry_letData_dicBody">Gwee rörin yi löv ggök ya neggëp ḳele nema vavunë</text:span><text:span text:style-name="example..after_examples_sense_senses_entry_letData_dicBody"> </text:span><text:span text:style-name="translation_.en_translations_examples_sense_senses_entry_letData_dicBody">Gwee poked his sugarcane up onto a tree branch</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 </text:span><text:span text:style-name="xitem_.tpi_definition_.en_sense_senses_entry_letData_dicBody">staat karim</text:span><text:span text:style-name="definition..after_sense_senses_entry_letData_dicBody"> </text:span><text:span text:style-name="example_examples_sense_senses_entry_letData_dicBody">Ḳatimeng anon nahën nerörin</text:span><text:span text:style-name="example..after_examples_sense_senses_entry_letData_dicBody"> </text:span><text:span text:style-name="translation_.en_translations_examples_sense_senses_entry_letData_dicBody">The cucumbers are still grow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item_.en_definition_.en_sense_senses_entry_letData_dicBody">to come empty-handed, without bringing anything</text:span><text:span text:style-name="xitem-xitem_definition..before_definition_.en_sense_senses_entry_letData_dicBody"> </text:span><text:span text:style-name="xitem_.tpi_definition_.en_sense_senses_entry_letData_dicBody">em i kam nating</text:span><text:span text:style-name="definition..after_sense_senses_entry_letData_dicBody"> </text:span><text:span text:style-name="example_examples_sense_senses_entry_letData_dicBody">Ham nġo rörin mu geham su ḳo nġaa la rë</text:span><text:span text:style-name="example..after_examples_sense_senses_entry_letData_dicBody"> </text:span><text:span text:style-name="translation_.en_translations_examples_sense_senses_entry_letData_dicBody">You came empty-handed, you didn't bring anything</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S s</text:p>
      </text:section>
      <text:section text:style-name="Sect_letData" text:name="Sect_letData">
        <text:p text:style-name="entry_letData_dicBody"><text:span text:style-name="headword_entry_letData_dicBody">sahek</text:span><text:span text:style-name="headword..after_entry_letData_dicBody"> </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yawn</text:span><text:span text:style-name="xitem-xitem_definition..before_definition_.en_sense_senses_entry_letData_dicBody">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 </text:span><text:span text:style-name="example_xitem_examples_sense_senses_entry_letData_dicBody">Sahek in mala neggëp</text:span><text:span text:style-name="example..after_xitem_examples_sense_senses_entry_letData_dicBody"> </text:span><text:span text:style-name="translation_.en_translations_xitem_examples_sense_senses_entry_letData_dicBody">He yawned because he was sleep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 </text:span><text:span text:style-name="translation_.en_translations_xitem_examples_sense_senses_entry_letData_dicBody">He yawned because his ears were blocked</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sejonġ</text:span><text:span text:style-name="headword..after_entry_letData_dicBody"> </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decorate, to place or hang things as decorations</text:span><text:span text:style-name="xitem-xitem_definition..before_definition_.en_sense_senses_entry_letData_dicBody"> </text:span><text:span text:style-name="xitem_.tpi_definition_.en_sense_senses_entry_letData_dicBody">bilasim</text:span><text:span text:style-name="definition..after_sense_senses_entry_letData_dicBody"> </text:span><text:span text:style-name="example_examples_sense_senses_entry_letData_dicBody">He sejonġ begganġ in hil najom jaḳ</text:span><text:span text:style-name="example..after_examples_sense_senses_entry_letData_dicBody"> </text:span><text:span text:style-name="translation_.en_translations_examples_sense_senses_entry_letData_dicBody">We decorated the house because we are going to dedicate it</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 </text:span><text:span text:style-name="example_examples_sense_senses_entry_letData_dicBody">Sejonġ ġaġek gesu denġo rë</text:span><text:span text:style-name="example..after_examples_sense_senses_entry_letData_dicBody"> </text:span><text:span text:style-name="translation_.en_translations_examples_sense_senses_entry_letData_dicBody">He drowned out what was being said and they couldn't hear i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T t</text:p>
      </text:section>
      <text:section text:style-name="Sect_letData" text:name="Sect_letData">
        <text:p text:style-name="entry_letData_dicBody"><text:span text:style-name="headword_entry_letData_dicBody">tahöö</text:span><text:span text:style-name="headword..after_entry_letData_dicBody"> </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stride, take long steps, to crawl as a caterpillar does</text:span><text:span text:style-name="xitem-xitem_definition..before_definition_.en_sense_senses_entry_letData_dicBody">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 </text:span><text:span text:style-name="example_examples_sense_senses_entry_letData_dicBody">Nyëġ ading om hil tahöö vahad in hil ana pevis</text:span><text:span text:style-name="example..after_examples_sense_senses_entry_letData_dicBody"> </text:span><text:span text:style-name="translation_.en_translations_examples_sense_senses_entry_letData_dicBody">It's a long way so let's stride out so that we get there quickly</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o space wide apart (as in building a fence)</text:span><text:span text:style-name="xitem-xitem_definition..before_definition_.en_sense_senses_entry_letData_dicBody"> </text:span><text:span text:style-name="xitem_.tpi_definition_.en_sense_senses_entry_letData_dicBody">makim mak longwe</text:span><text:span text:style-name="definition..after_sense_senses_entry_letData_dicBody"> </text:span><text:span text:style-name="example_examples_sense_senses_entry_letData_dicBody">Hil tahöö den ti ti ya ya</text:span><text:span text:style-name="example..after_examples_sense_senses_entry_letData_dicBody"> </text:span><text:span text:style-name="translation_.en_translations_examples_sense_senses_entry_letData_dicBody">We space boundary marks wide apart</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tep</text:span><text:span text:style-name="headword..after_entry_letData_dicBody"> </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to taste, lick, poke out the tongue</text:span><text:span text:style-name="xitem-xitem_definition..before_definition_.en_sense_senses_entry_letData_dicBody">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 </text:span><text:span text:style-name="example_xitem_examples_sense_senses_entry_letData_dicBody">Tep mamireng</text:span><text:span text:style-name="example..after_xitem_examples_sense_senses_entry_letData_dicBody"> </text:span><text:span text:style-name="translation_.en_translations_xitem_examples_sense_senses_entry_letData_dicBody">She tasted the sal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 </text:span><text:span text:style-name="translation_.en_translations_xitem_examples_sense_senses_entry_letData_dicBody">He poked his tongue out (in anger)</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to</text:span><text:span text:style-name="headword..after_entry_letData_dicBody"> </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 </text:span><text:span text:style-name="partofspeech_.en_grammaticalinfo_sense_senses_entry_letData_dicBody">Class2</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 </text:span><text:span text:style-name="xitem_.tpi_definition_.en_sense_senses_entry_letData_dicBody">i kam daun</text:span><text:span text:style-name="definition..after_sense_senses_entry_letData_dicBody"> </text:span><text:span text:style-name="example_examples_sense_senses_entry_letData_dicBody">He halë bë to om hil ana jaḳ</text:span><text:span text:style-name="example..after_examples_sense_senses_entry_letData_dicBody"> </text:span><text:span text:style-name="translation_.en_translations_examples_sense_senses_entry_letData_dicBody">We see that he has arrived so let's go</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o fall</text:span><text:span text:style-name="xitem-xitem_definition..before_definition_.en_sense_senses_entry_letData_dicBody"> </text:span><text:span text:style-name="span_.en_xitem_.tpi_definition_.en_sense_senses_entry_letData_dicBody">i </text:span><text:span text:style-name="xitem_.tpi_definition_.en_sense_senses_entry_letData_dicBody">pundaun</text:span><text:span text:style-name="definition..after_sense_senses_entry_letData_dicBody"> </text:span><text:span text:style-name="example_xitem_examples_sense_senses_entry_letData_dicBody">To mesis yi raḳ dob</text:span><text:span text:style-name="example..after_xitem_examples_sense_senses_entry_letData_dicBody"> </text:span><text:span text:style-name="translation_.en_translations_xitem_examples_sense_senses_entry_letData_dicBody">He fell and hurt himself on the gr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 </text:span><text:span text:style-name="translation_.en_translations_xitem_examples_sense_senses_entry_letData_dicBody">It rained yesterday</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 </text:span><text:span text:style-name="xitem_.tpi_definition_.en_sense_senses_entry_letData_dicBody">i go daun</text:span><text:span text:style-name="definition..after_sense_senses_entry_letData_dicBody"> </text:span><text:span text:style-name="example_examples_sense_senses_entry_letData_dicBody">He nado ga mehö saga to meya huk anon</text:span><text:span text:style-name="example..after_examples_sense_senses_entry_letData_dicBody"> </text:span><text:span text:style-name="translation_.en_translations_examples_sense_senses_entry_letData_dicBody">We stayed here and that person went down to the garden</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V v</text:p>
      </text:section>
      <text:section text:style-name="Sect_letData" text:name="Sect_letData">
        <text:p text:style-name="entry_letData_dicBody"><text:span text:style-name="headword_entry_letData_dicBody">veġo</text:span><text:span text:style-name="headword..after_entry_letData_dicBody"> </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item_.en_definition_.en_sense_senses_entry_letData_dicBody">thigh, hip, the upper part of the leg where it joins the body</text:span><text:span text:style-name="xitem-xitem_definition..before_definition_.en_sense_senses_entry_letData_dicBody">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 </text:span></text:p>
        <text:p text:style-name="entry_letData_dicBody"><text:span text:style-name="headword_entry_letData_dicBody">veriik</text:span><text:span text:style-name="headword..after_entry_letData_dicBody"> </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black </text:span><text:span text:style-name="xitem-xitem_definition..before_definition_.en_sense_senses_entry_letData_dicBody"/><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 </text:span><text:span text:style-name="translation_.en_translations_xitem_examples_sense_senses_entry_letData_dicBody">There are black people and whit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 </text:span><text:span text:style-name="translation_.en_translations_xitem_examples_sense_senses_entry_letData_dicBody">He wore a black laplap yesterday</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o become black</text:span><text:span text:style-name="xitem-xitem_definition..before_definition_.en_sense_senses_entry_letData_dicBody"> </text:span><text:span text:style-name="span_.en_xitem_.tpi_definition_.en_sense_senses_entry_letData_dicBody">i </text:span><text:span text:style-name="xitem_.tpi_definition_.en_sense_senses_entry_letData_dicBody">kamap blak</text:span><text:span text:style-name="definition..after_sense_senses_entry_letData_dicBody"> </text:span><text:span text:style-name="example_examples_sense_senses_entry_letData_dicBody">Nabë ġekwevu nġaa saga jaḳ pen veriik og rëk beriik jaḳ</text:span><text:span text:style-name="example..after_examples_sense_senses_entry_letData_dicBody"> </text:span><text:span text:style-name="translation_.en_translations_examples_sense_senses_entry_letData_dicBody">If you paint that with black paint it will become black</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vonġ poḳ</text:span><text:span text:style-name="headword..after_entry_letData_dicBody"> </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 </text:span><text:span text:style-name="xitem_.tpi_definition_.en_sense_senses_entry_letData_dicBody">pairap</text:span><text:span text:style-name="definition..after_sense_senses_entry_letData_dicBody"> </text:span><text:span text:style-name="example_xitem_examples_sense_senses_entry_letData_dicBody">Mehöti sap ḳele mepoḳ poḳ</text:span><text:span text:style-name="example..after_xitem_examples_sense_senses_entry_letData_dicBody"> </text:span><text:span text:style-name="translation_.en_translations_xitem_examples_sense_senses_entry_letData_dicBody">Someone is cutting wood and making a chopping s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 </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Y y</text:p>
      </text:section>
      <text:section text:style-name="Sect_letData" text:name="Sect_letData">
        <text:p text:style-name="entry_letData_dicBody"><text:span text:style-name="headword_entry_letData_dicBody">yu töḳsën</text:span><text:span text:style-name="headword..after_entry_letData_dicBody"> </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xitem_.en_definition_.en_sense_senses_entry_letData_dicBody">to dance without a headdress</text:span><text:span text:style-name="xitem-xitem_definition..before_definition_.en_sense_senses_entry_letData_dicBody"> </text:span><text:span text:style-name="xitem_.tpi_definition_.en_sense_senses_entry_letData_dicBody">i singsing nating, i no gat kangal</text:span><text:span text:style-name="definition..after_sense_senses_entry_letData_dicBody"> </text:span><text:span text:style-name="example_examples_sense_senses_entry_letData_dicBody">Löö yu töḳsën gesu tunġ soḳ rë</text:span><text:span text:style-name="example..after_examples_sense_senses_entry_letData_dicBody"> </text:span><text:span text:style-name="translation_.en_translations_examples_sense_senses_entry_letData_dicBody">He danced bareheaded without a headdres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 </text:span><text:span text:style-name="xitem_.tpi_definition_.en_sense_senses_entry_letData_dicBody">glasman, man bilong toktok wantaim ol spirit</text:span><text:span text:style-name="definition..after_sense_senses_entry_letData_dicBody"> </text:span><text:span text:style-name="example_examples_sense_senses_entry_letData_dicBody">Hil nanër alam sën heljenġ ḳenuj yom nedo ving sir medëlë bël lo nabë yuj töḳsën</text:span><text:span text:style-name="example..after_examples_sense_senses_entry_letData_dicBody"> </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 </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22T10:51:55</meta:creation-date>
    <dc:creator>Yesu</dc:creator>
    <dc:date>2011-02-22T10:51:55</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 Google\pathway\Test\PsExport\TestFiles\Output\T5\main"
Const IsPreview = "False"
Const RunMacroFirstTime = "True"

'Changed On Feb-10-2011 for TD-1888(header for reversal only export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